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⇒</mo>
      <mfrac>
        <mtext>d</mtext>
        <mrow>
          <mtext>d</mtext>
          <mi>t</mi>
        </mrow>
      </mfrac>
      <mfenced open="(" close=")">
        <mrow>
          <mrow>
            <mfrac>
              <mi>m</mi>
              <mn>2</mn>
            </mfrac>
          </mrow>
          <msup>
            <mrow>
              <mover accent="true">
                <mi>x</mi>
                <mo stretchy="false">˙</mo>
              </mover>
            </mrow>
            <mn>2</mn>
          </msup>
        </mrow>
      </mfenced>
      <mrow>
        <mi/>
        <mo stretchy="false">=</mo>
        <mrow>
          <mi/>
          <mo stretchy="false">−</mo>
          <mfrac>
            <mtext>d</mtext>
            <mrow>
              <mtext>d</mtext>
              <mi>t</mi>
            </mrow>
          </mfrac>
        </mrow>
      </mrow>
      <mi>V</mi>
      <mrow>
        <mo stretchy="false">(</mo>
        <mrow>
          <mi>x</mi>
        </mrow>
        <mo stretchy="false">)</mo>
      </mrow>
    </mrow>
    <annotation encoding="StarMath 5.0">alignc drarrow "d" over {"d"t} left (alignc{m over 2} {dot x}^2 right ) `=` - "d" over {"d"t} V(x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0:42:18.797000000</meta:creation-date>
    <meta:generator>LibreOffice/4.1.4.2$Windows_x86 LibreOffice_project/0a0440ccc0227ad9829de5f46be37cfb6edcf72</meta:generator>
  </office:meta>
</office:document-meta>
</file>